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c849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c849c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officeooo:paragraph-rsid="000c849c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DdeLink__51242_1180529564"/><text:span text:style-name="Titre_20_1_20_Car">[</text:span>سُورَةُ يُونُسَ]<text:bookmark-end text:name="__DdeLink__51242_1180529564"/>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</text:span><text:bookmark-start text:name="__DdeLink__51244_1180529564"/><text:span text:style-name="T2"> </text:span><text:span text:style-name="T1">أَلَٓرۭؐ تِلْــكَ ءَايَـٰتُ </text:span><text:span text:style-name="T4">۴</text:span><text:span text:style-name="T1">لْكِتَـٰــبِ </text:span><text:span text:style-name="T4">۱</text:span><text:span text:style-name="T1">لْحَكِيمِؐ </text:span><text:span text:style-name="T2">(1)</text:span><text:span text:style-name="T1"> أَكَانَ لِلنَّاسسسِ عَجَباٗ اَنَ اَوْحَيْنَآ إِلَيٰ رَجُلٍ مِّنْهُمُ; أَنَ اَنذِرۣ </text:span><text:span text:style-name="T4">۱</text:span><text:span text:style-name="T1">لنَّاسَؐ وَبَشِّرۣ </text:span><text:span text:style-name="T4">۱</text:span><text:span text:style-name="T1">لذِيــنَ ءَامَنُوٓاْ أَنَّ لَهُمْ قَدَمَ صِدْققق۫ عِندَ رَبِّهِمْؐ قَالَ </text:span><text:span text:style-name="T4">۰</text:span><text:span text:style-name="T1">لْكَـٰفِرُونَ إِنننَّ هَـٰذَا ڤَسِحْرٌ مُّبِين٘ؐ </text:span><text:span text:style-name="T2">(2)</text:span><text:span text:style-name="T1"> ® اِنَّ رَبَّكُمُ </text:span><text:span text:style-name="T4">۴</text:span><text:span text:style-name="T1">للَّهُ </text:span><text:span text:style-name="T4">۴ﻟ﮲</text:span><text:span text:style-name="T1"> خَلَــقَ </text:span><text:span text:style-name="T4">۰</text:span><text:span text:style-name="T1">لسَّمَـٰوَ؛تتتِ وَالاَرْضضضَ فِى سِتَّةِ أَيَّامٍ ثُمَّ "سْتَوۭيٰ عَلَــي </text:span><text:span text:style-name="T4">۰</text:span><text:span text:style-name="T1">لْعَرْشِؐ يُدَبِّرُ </text:span><text:span text:style-name="T4">۴</text:span><text:span text:style-name="T1">لاَمْرَؐ مَا مِــن شَفِيعٖ اِلاَّ مِـنۢ بَعْدِ إِذْنِهِؐ” ذَ؛لِكُمُ </text:span><text:span text:style-name="T4">۴</text:span><text:span text:style-name="T1">للَّهُ رَبُّكُمْؐ فَاعْبُدُوهُؐ أَفَلاَ تَذَّكَّرُونَؐ </text:span><text:span text:style-name="T2">(3)</text:span><text:span text:style-name="T1"> إِلَيْهِ مَرْجِعُكُمْ جَمِيعاًؐ وَعْدَ </text:span><text:span text:style-name="T4">۰</text:span><text:span text:style-name="T1">للَّهِ حَقّاٗؐ اِنَّهُ„ يَبْدَؤُاْ </text:span><text:span text:style-name="T4">۴</text:span><text:span text:style-name="T1">لْخَلْقَ ثُمَّ يُعِيدُهُ„ لِيَجْزۣيَ </text:span><text:span text:style-name="T4">۰</text:span><text:span text:style-name="T1">لذِينَ ءَامَنُواْ وَعَمِلُواْ </text:span><text:span text:style-name="T4">۴</text:span><text:span text:style-name="T1">ڤصَّـٰڤِحَـٰتِ بِالْقِسْطِؐ وَالذِيــنَ كَفَرُواْ لَهُمْ شَرَابببٌ مِّــنْ حَمِيمٍ وَعَذَاببب٘ اَلِيمٛ بِمَا كَانُواْ يَكْفُرُونَؐ </text:span><text:span text:style-name="T2">(4)</text:span><text:span text:style-name="T1"> هُوَ </text:span><text:span text:style-name="T4">۰ﻟ﮲</text:span><text:span text:style-name="T1"> جَعَــلَ </text:span><text:span text:style-name="T4">۰</text:span><text:span text:style-name="T1">لشَّمْـسَ ضِيَآءً وَالْقَمَرَ نُوراً وَقَدَّرَهُ„ مَنَازۣلَ لِتَعْلَمُواْ عَدَدَ </text:span><text:span text:style-name="T4">۰</text:span><text:span text:style-name="T1">لسِّنِينَ وَالْحِسَابببَؐ مَا خَلَــقَ </text:span><text:span text:style-name="T4">۰</text:span><text:span text:style-name="T1">للَّهُ ذَ؛لِــكَ إِلاَّ بِالْحَقﱢّؐ نُفَصِّــلُ </text:span><text:span text:style-name="T4">۴</text:span><text:span text:style-name="T1">لاَيَـٰتِ لِقَوْمٍ يَعْلَمُونَؐ </text:span><text:span text:style-name="T2">(5)</text:span><text:span text:style-name="T1"> إِنَّ فِى 'خْتِچَفِ </text:span><text:span text:style-name="T4">۱</text:span><text:span text:style-name="T1">ليْلِ وَالنَّهۭارۣ وَمَا خَلَــقَ </text:span><text:span text:style-name="T4">۰</text:span><text:span text:style-name="T1">للَّهُ فِى </text:span><text:span text:style-name="T4">۱</text:span><text:span text:style-name="T1">لسَّمَـٰوَ؛تتتِ وَالاَرْضضضِ ءَلاَيَـٰتٍ لِّقَوْمٍ يَتَّقُونَؐ </text:span><text:span text:style-name="T2">(6)</text:span><text:span text:style-name="T1"> إِنننَّ </text:span><text:span text:style-name="T4">۰</text:span><text:span text:style-name="T1">لذِيــنَ لاَ يَرْجُونَ لِقَآءَنَا وَرَضُواْ بِالْحَيَوٰةِ </text:span><text:span text:style-name="T4">۱</text:span><text:span text:style-name="T1">لدُّنْيۭا وَاطْمَأَنُّواْ بِهَا وَالذِينَ هُمْ عَــنَ —ايَـٰتِنَا غَـٰفِلُونَ </text:span><text:span text:style-name="T2">(7)</text:span><text:span text:style-name="T1"> ٱُوْلَئِــكَ مَأْوۭيٰهُمُ </text:span><text:span text:style-name="T4">۴</text:span><text:span text:style-name="T1">لنَّارُ بِمَا كَانُواْ يَكْسِبُونَؐ </text:span><text:span text:style-name="T2">(8)</text:span><text:span text:style-name="T1"> إِنَّ </text:span><text:span text:style-name="T4">۰</text:span><text:span text:style-name="T1">لذِيــنَ ءَامَنُواْ وَعَمِلُواْ </text:span><text:span text:style-name="T4">۴</text:span><text:span text:style-name="T1">ڤصَّـٰڤِحَـٰــتِ يَهْدِيهِمْ رَبُّهُم بِإِيمَـٰنِهِمْؐ تَجْرۣى مِــن تَحْتِهِمُ </text:span><text:span text:style-name="T4">۴</text:span><text:span text:style-name="T1">لاَنْهَـٰرُ فِى جَنَّـٰــتِ </text:span><text:span text:style-name="T4">۱</text:span><text:span text:style-name="T1">لنَّعِيمِؐ </text:span><text:span text:style-name="T2">(9)</text:span><text:span text:style-name="T1"> دَعْوۭيٰهُمْ فِيهَا سُبْحَـٰنَــكَ </text:span><text:span text:style-name="T4">۰</text:span><text:span text:style-name="T1">للَّهُمَّؐ وَتَحِيَّتُهُمْ فِيهَا سَچَمٌؐ وَءَاخِرُ دَعْوۭيٰهُمُ; أَنننۣ </text:span><text:span text:style-name="T4">۱</text:span><text:span text:style-name="T1">لْحَمْدُ لِلهِ رَبببِّ </text:span><text:span text:style-name="T4">۱</text:span><text:span text:style-name="T1">لْعَـٰلَمِينَؐ </text:span><text:span text:style-name="T2">(10)</text:span><text:span text:style-name="T1"> © وَلَوْ يُعَجِّــلُ </text:span><text:span text:style-name="T4">۴</text:span><text:span text:style-name="T1">للَّهُ لِلنَّاسسسِ </text:span><text:soft-page-break/><text:span text:style-name="T4">۱</text:span><text:span text:style-name="T1">لشَّرَّ "سْتِعْجَالَهُم بِالْخَيْرۣ لَقُضِيَ إِلَيْهِمُ; أَجَلُهُمْؐ فَنَذَرُ </text:span><text:span text:style-name="T4">۴</text:span><text:span text:style-name="T1">لذِيــنَ لاَ يَرْجُونَ لِقَآءَنَا فِى طُغْيَـٰنِــهِــمْ يَعْمَهُونَؐ </text:span><text:span text:style-name="T2">(11)</text:span><text:span text:style-name="T1"> وَإِذَا مَسَّ </text:span><text:span text:style-name="T4">۰</text:span><text:span text:style-name="T1">لِانسَـٰــنَ </text:span><text:span text:style-name="T4">۰</text:span><text:span text:style-name="T1">لضُّرُّ دَعَانَا لِجَنۢبِهِ“ أَوْ قَاعِداٗ اَوْ قَآئِماًؐ فَلَمَّا كَشَفْنَا عَنْهُ ضُرَّهُ„ مَرَّ كَأَن لَّمْ يَدْعُنَآ إِلَيٰ ضُرٍّ مَّسَّهُؐ, كَذَ؛لِــكَ زُيِّــنَ لِلْمُسْرۣفِيــنَ مَا كَانُواْ يَعْمَلُونَؐ </text:span><text:span text:style-name="T2">(12)</text:span><text:span text:style-name="T1"> وَلَقَدَ اَهْلَكْنَا </text:span><text:span text:style-name="T4">۰</text:span><text:span text:style-name="T1">لْقُرُونَ مِــن قَـبْلِكُمْ لَمَّا ظَلَمُواْ وَجَآءَتْهُمْ رُسُلُهُم بِالْبَيِّنَـٰــتِؐ وَمَا كَانُواْ لِيُومِنُواْؐ كَذَ؛لِــكَ نَجْزۣى </text:span><text:span text:style-name="T4">۱</text:span><text:span text:style-name="T1">لْقَوْمَ </text:span><text:span text:style-name="T4">۰</text:span><text:span text:style-name="T1">ڤْمُجْرۣمِينَؐ </text:span><text:span text:style-name="T2">(13)</text:span><text:span text:style-name="T1"> ثُمَّ جَعَلْنَـٰكُمْ خَلَئِفَ فِى </text:span><text:span text:style-name="T4">۱</text:span><text:span text:style-name="T1">لاَرْضِ مِنۢ بَعْدِهِمْ لِنَنظُرَ كَيْفَ تَعْمَلُونَؐ </text:span><text:span text:style-name="T2">(14)</text:span><text:span text:style-name="T1"> وَإِذَا تُتْلۭــيٰ عَلَيْهِمُ; ءَايَاتُنَا بَـيِّنَـٰــتٍ قَالَ </text:span><text:span text:style-name="T4">۰</text:span><text:span text:style-name="T1">لذِيــنَ لاَ يَرْجُونَ لِقَآءَنَا "يــتِ بِقُرْءَانٖ غَيْرۣ هَـٰذَآ أَوْ بَدِّلْهُؐ قُــلْ مَا يَكُونُ لِــيَ أَنُ </text:span><text:span text:style-name="T4">۷</text:span><text:span text:style-name="T1">بَدِّلَهُ„ مِــن تِلْقَآءِىْ نَفْسِيَؐ إِنَ اَتَّبِعُ إِلاَّ مَا يُوحۭــيٰٓ إِلَيَّؐ إِنِّــيَ أَخَافُ إِنننْ عَصَيْــتُ رَبِّى عَذَابببَ يَوْمٖ عَظِيمٍؐ </text:span><text:span text:style-name="T2">(15)</text:span><text:span text:style-name="T1"> قُل لَّوْ شَآءَ </text:span><text:span text:style-name="T4">۰</text:span><text:span text:style-name="T1">للَّهُ مَا تَلَوْتُهُ„ عَلَيْكُمْ وَلآَ أَدْرۭيٰكُم بِهِؐ” فَقَدْ لَبِثْــتُ فِيكُمْ عُمُراً مِّــن قَـبْلِهِؐ“ أَفَــلاَ تَعْقِلُونَؐ </text:span><text:span text:style-name="T2">(16)</text:span><text:span text:style-name="T1"> فَمَــنَ اَظْلَمُ مِمَّنِ 'فْتَرۭيٰ عَلَــي </text:span><text:span text:style-name="T4">۰</text:span><text:span text:style-name="T1">للَّهِ كَذِباٗ اَوْ كَذَّبببَ بِـَٔايَـٰتِهِؐ“ إِنَّهُ„ لاَ يُفْلِحُ </text:span><text:span text:style-name="T4">۴</text:span><text:span text:style-name="T1">ڤْمُجْرۣمُونَؐ </text:span><text:span text:style-name="T2">(17)</text:span><text:span text:style-name="T1"> وَيَعْبُدُونَ مِن دُونِ </text:span><text:span text:style-name="T4">۱</text:span><text:span text:style-name="T1">للَّهِ مَا لاَ يَضُرُّهُمْ وَلاَ يَنفَعُهُمْ وَيَقُولُونَ هَـٰٓؤُلآَءِ شُفَعَـٰٓؤُنَا عِندَ </text:span><text:span text:style-name="T4">۰</text:span><text:span text:style-name="T1">للَّهِؐ قُلَ اَتُنَبِّـُٔونَ </text:span><text:span text:style-name="T4">۰</text:span><text:span text:style-name="T1">للَّهَ بِمَا لاَ يَعْلَمُ فِى </text:span><text:span text:style-name="T4">۱</text:span><text:span text:style-name="T1">لسَّمَـٰوَ؛تِ وَلاَ فِى </text:span><text:span text:style-name="T4">۱</text:span><text:span text:style-name="T1">لاَرْضضضِؐ سُبْحَـٰنَهُ„ وَتَعَـٰلۭيٰ عَمَّا يُشْرۣكُونَؐ </text:span><text:span text:style-name="T2">(18)</text:span><text:span text:style-name="T1"> ® وَمَا كَانَ </text:span><text:span text:style-name="T4">۰</text:span><text:span text:style-name="T1">لنَّاسسسُ إِلٓاَّ ٱُمَّةً وَ؛حِدَةً فَاخْتَلَفُواْؐ وَلَوْلاَ كَلِمَةٌ سَبَقَتْ مِن رَّبِّكَ لَقُضِيَ بَيْنَهُمْ فِيمَا فِيهِ يَخْتَلِفُونَؐ </text:span><text:span text:style-name="T2">(19)</text:span><text:span text:style-name="T1"> وَيَقُولُونَ لَوْلآَ ٱُنزۣلَ عَلَيْهِ ءَايَةٌ مِّن رَّبِّهِؐ” فَقُـلِ اِنَّمَا </text:span><text:span text:style-name="T4">۰</text:span><text:span text:style-name="T1">لْغَيْــبُ لِلهِؐ فَانتَظِرُوٓاْؐ إِنِّى مَعَكُم مِّنَ </text:span><text:span text:style-name="T4">۰</text:span><text:span text:style-name="T1">لْمُنتَظِرۣينَؐ </text:span><text:span text:style-name="T2">(20)</text:span><text:span text:style-name="T1"> </text:span><text:soft-page-break/><text:span text:style-name="T1">وَإِذَآ أَذَقْنَا </text:span><text:span text:style-name="T4">۰</text:span><text:span text:style-name="T1">لنَّاسَ رَحْمَةً مِّـنۢ بَعْدِ ضَرَّآءَ مَسَّتْهُمُ; إِذَا لَهُم مَّكْرٌ فِىٓ ءَايَاتِنَاؐ قُـلِ </text:span><text:span text:style-name="T4">۱</text:span><text:span text:style-name="T1">للَّهُ أَسْرَعُ مَكْراٗؐ اِنَّ رُسُلَنَا يَكْتُبُونَ مَا تَمْكُرُونَؐ </text:span><text:span text:style-name="T2">(21)</text:span><text:span text:style-name="T1"> هُوَ </text:span><text:span text:style-name="T4">۰ﻟ﮲</text:span><text:span text:style-name="T1"> يُسَيِّرُكُمْ فِى </text:span><text:span text:style-name="T4">۱</text:span><text:span text:style-name="T1">لْبَرّۣ وَاڤْبَحْرۣؐ حَتَّيٰٓ إِذَا كُنتُمْ فِى </text:span><text:span text:style-name="T4">۱</text:span><text:span text:style-name="T1">لْفُلْــكِ وَجَرَيْــنَ بِهِم بِـرۣيحٍ طَيِّبَةٍ وَفَرۣحُواْ بِهَا جَآءَتْهَا رۣيح٘ عَاصِفٌ وَجَآءَهُمُ </text:span><text:span text:style-name="T4">۴</text:span><text:span text:style-name="T1">لْمَوْجُ مِــن كُــلّۣ مَكَانٍ وَظَنُّوٓاْ أَنَّهُمُ; ٱُحِيطَ بِهِمْ دَعَوُاْ </text:span><text:span text:style-name="T4">۴</text:span><text:span text:style-name="T1">للَّهَ مُخْلِصِيــنَ لَهُ </text:span><text:span text:style-name="T4">۴</text:span><text:span text:style-name="T1">لدِّيــنَ لَـــئِـنَ اَنجَيْتَنَا مِــنْ هَـٰذِهِ” لَنَكُونَنَّ مِنَ </text:span><text:span text:style-name="T4">۰</text:span><text:span text:style-name="T1">لشَّـٰكِرۣينَؐ </text:span><text:span text:style-name="T2">(22)</text:span><text:span text:style-name="T1"> فَلَمَّآ أَنجۭيٰهُمُ; إِذَا هُمْ يَبْغُونَ فِى </text:span><text:span text:style-name="T4">۱</text:span><text:span text:style-name="T1">لاَرْضِ بِغَيْرۣ </text:span><text:span text:style-name="T4">۱</text:span><text:span text:style-name="T1">لْحَــقّۣؐ يَـٰٓأَيُّهَا </text:span><text:span text:style-name="T4">۰</text:span><text:span text:style-name="T1">لنَّاسُ إِنَّمَا بَغْيُكُمْ عَلَــيٰٓ أَنفُسِكُمؐ مَّتَـٰعُ </text:span><text:span text:style-name="T4">۴</text:span><text:span text:style-name="T1">لْحَيَوٰةِ </text:span><text:span text:style-name="T4">۱</text:span><text:span text:style-name="T1">لدُّنْيۭاؐ ثُمَّ إِلَيْنَا مَرْجِعُكُمْ فَنُنَبِّيؖكُم بِمَا كُنتُمْ تَعْمَلُونَؐ </text:span><text:span text:style-name="T2">(23)</text:span><text:span text:style-name="T1"> إِنَّمَا مَثَــلُ </text:span><text:span text:style-name="T4">۴</text:span><text:span text:style-name="T1">لْحَيَوٰةِ </text:span><text:span text:style-name="T4">۱</text:span><text:span text:style-name="T1">لدُّنْيۭا كَمَآءٖ اَنزَلْنَـٰهُ مِنَ </text:span><text:span text:style-name="T4">۰</text:span><text:span text:style-name="T1">لسَّمَآءِ فَاخْتَلَطَؐ بِهِ” نَبَاتُ </text:span><text:span text:style-name="T4">۴</text:span><text:span text:style-name="T1">لاَرْضضضِ مِمَّا يَاكُــلُ </text:span><text:span text:style-name="T4">۴</text:span><text:span text:style-name="T1">لنَّاسُ وَالاَنْعَـٰمُؐ حَتَّيٰٓ إِذَآ أَخَذَتتتِ </text:span><text:span text:style-name="T4">۱</text:span><text:span text:style-name="T1">لاَرْضُ زُخْرُفَهَا وَازَّيَّنَــتْ وَظَــنَّ أَهْلُهَآ أَنَّهُمْ قَـٰدِرُونَ عَلَيْهَآ أَتۭيٰهَآ أَمْرُنَا لَيْلٗا اَوْ نَهَاراً فَجَعَلْنَـٰهَا حَصِيداً كَأَن لَّمْ تَغْــنَ بِالاَمْسِؐ كَذَ؛لِــكَ نُفَصِّــلُ </text:span><text:span text:style-name="T4">۴</text:span><text:span text:style-name="T1">لاَيَـٰــتِ لِقَوْمٍ يَتَفَكَّرُونَؐ </text:span><text:span text:style-name="T2">(24)</text:span><text:span text:style-name="T1"> وَاللَّهُ يَدْعُوٓاْ إِلَيٰ دۭارۣ </text:span><text:span text:style-name="T4">۱</text:span><text:span text:style-name="T1">لسَّچَمِ وَيَهْدِى مَـنْ يَّشَآءُ ﹹلَيٰ صِرَ؛طٍ مُّسْتَقِيــمٍؐ </text:span><text:span text:style-name="T2">(25)</text:span><text:span text:style-name="T1"> ¤ لِّلذِيــنَ أَحْسَنُواْ </text:span><text:span text:style-name="T4">۴</text:span><text:span text:style-name="T1">لْحُسْنۭيٰ وَزۣيَادَةٌؐ وَلاَ يَرْهَقُ وُجُوهَهُمْ قَتَرٌ وَلاَ ذِلَّة٘ؐ </text:span><text:span text:style-name="T4">۷</text:span><text:span text:style-name="T1">وْلَئِــكَ أَصْحَـٰبُ </text:span><text:span text:style-name="T4">۴</text:span><text:span text:style-name="T1">لْجَنَّةِؐ هُمْ فِيهَا خَـٰلِدُونَؐ </text:span><text:span text:style-name="T2">(26)</text:span><text:span text:style-name="T1"> وَالذِيــنَ كَسَبُواْ </text:span><text:span text:style-name="T4">۴</text:span><text:span text:style-name="T1">لسَّيِّـَٔاتتتِ جَزَآءُ سَيِّيؕةٙ بِمِثْلِهَــا وَتَرْهَقُهُمْ ذِلَّةٌ مَّا لَهُم مِّــنَ </text:span><text:span text:style-name="T4">۰</text:span><text:span text:style-name="T1">للَّهِ مِــنْ عَاصِمٍ كَأَنَّمَآ ٱُغْشِيَــتْ وُجُوهُهُمْ قِطَعاً مِّــنَ </text:span><text:span text:style-name="T4">۰</text:span><text:span text:style-name="T1">ليْــلۣ مُظْلِماٗؐ </text:span><text:span text:style-name="T4">۷</text:span><text:span text:style-name="T1">وْلَئِــكَ أَصْحَـٰــبُ </text:span><text:span text:style-name="T4">۴</text:span><text:span text:style-name="T1">لنّۭارۣ هُمْ فِيهَا خَـٰلِدُونَؐ </text:span><text:span text:style-name="T2">(27)</text:span><text:span text:style-name="T1"> وَيَوْمَ نَحْشُرُهُمْ جَمِيعاً ثُمَّ نَقُولُ لِلذِيــنَ أَشْرَكُواْ </text:span><text:soft-page-break/><text:span text:style-name="T1">مَكَانَكُمُ; أَنتُمْ وَشُرَكَآؤُكُمْ فَزَيَّلْنَا بَيْنَهُمْؐ وَقَالَ شُرَكَآؤُهُم مَّا كُنتُمُ; إِيَّانَا تَعْبُدُونَؐ </text:span><text:span text:style-name="T2">(28)</text:span><text:span text:style-name="T1"> فَكَفۭيٰ بِاللَّهِ شَهِيداَۢ بَيْنَنَا وَبَيْنَكُمُ; إِن كُنَّا عَنْ عِبَادَتِكُمْ لَغَـٰفِلِينَؐ </text:span><text:span text:style-name="T2">(29)</text:span><text:span text:style-name="T1"> هُنَالِــكَ تَبْلُواْ كُلُّ نَفْــسٍ مَّـآ أَسْلَفَتْؐ وَرُدُّوٓاْ إِلَــي </text:span><text:span text:style-name="T4">۰</text:span><text:span text:style-name="T1">للَّهِ مَوْلۭيٰهُمُ </text:span><text:span text:style-name="T4">۴</text:span><text:span text:style-name="T1">لْحَقﱢّؐ وَضَــلَّ عَنْهُم مَّا كَانُواْ يَفْتَرُونَؐ </text:span><text:span text:style-name="T2">(30)</text:span><text:span text:style-name="T1"> قُلْ مَنْ يَّرْزُقُكُم مِّــنَ </text:span><text:span text:style-name="T4">۰</text:span><text:span text:style-name="T1">لسَّمَآءِ وَالاَرْضضضِؐ أَمَّنْ يَّمْلِــكُ </text:span><text:span text:style-name="T4">۴</text:span><text:span text:style-name="T1">لسَّمْعَ وَالاَبْصَـٰرَ وَمَــنْ يُّخْرۣجُ </text:span><text:span text:style-name="T4">۴</text:span><text:span text:style-name="T1">لْحَيَّ مِــنَ </text:span><text:span text:style-name="T4">۰</text:span><text:span text:style-name="T1">لْمَيِّــتِ وَيُخْرۣجُ </text:span><text:span text:style-name="T4">۴</text:span><text:span text:style-name="T1">لْمَيِّــتَ مِــنَ </text:span><text:span text:style-name="T4">۰</text:span><text:span text:style-name="T1">لْحَيِّ وَمَـنْ يُّدَبِّرُ </text:span><text:span text:style-name="T4">۴</text:span><text:span text:style-name="T1">لاَمْرَؐ فَسَيَقُولُونَ </text:span><text:span text:style-name="T4">۰</text:span><text:span text:style-name="T1">للَّهُؐ فَقُـلَ اَفَلاَ تَتَّقُونَؐ </text:span><text:span text:style-name="T2">(31)</text:span><text:span text:style-name="T1"> فَذَ؛لِكُمُ </text:span><text:span text:style-name="T4">۴</text:span><text:span text:style-name="T1">للَّهُ رَبُّكُمُ </text:span><text:span text:style-name="T4">۴</text:span><text:span text:style-name="T1">لْحَقُّؐ فَمَاذَا بَعْدَ </text:span><text:span text:style-name="T4">۰</text:span><text:span text:style-name="T1">لْحَقِّ إِلاَّ </text:span><text:span text:style-name="T4">۰</text:span><text:span text:style-name="T1">لضَّچَلُؐ فَأَنّۭــيٰ تُصْرَفُونَؐ </text:span><text:span text:style-name="T2">(32)</text:span><text:span text:style-name="T1"> كَذَ؛لِــكَ حَقَّــتْ كَلِمَـٰــتُ رَبِّكَ عَلَي </text:span><text:span text:style-name="T4">۰</text:span><text:span text:style-name="T1">لذِيــنَ فَسَقُوٓاْ أَنَّهُمْ لاَ يُومِنُونَؐ </text:span><text:span text:style-name="T2">(33)</text:span><text:span text:style-name="T1"> قُلْ هَلْ مِن شُرَكَآئِكُم مَّنْ يَّبْدَؤُاْ </text:span><text:span text:style-name="T4">۴</text:span><text:span text:style-name="T1">لْخَلْقَ ثُمَّ يُعِيدُهُؐ, قُـلِ </text:span><text:span text:style-name="T4">۱</text:span><text:span text:style-name="T1">للَّهُ يَبْدَؤُاْ </text:span><text:span text:style-name="T4">۴</text:span><text:span text:style-name="T1">لْخَلْــقَ ثُمَّ يُعِيدُهُؐ, فَأَنّۭيٰ تُوفَكُونَؐ </text:span><text:span text:style-name="T2">(34)</text:span><text:span text:style-name="T1"> قُلْ هَلْ مِن شُرَكَآئِكُم مَّـنْ يَّهْدِىٓ إِلَي </text:span><text:span text:style-name="T4">۰</text:span><text:span text:style-name="T1">لْحَـقﱢّؐ قُـلِ </text:span><text:span text:style-name="T4">۱</text:span><text:span text:style-name="T1">للَّهُ يَهْدِى ڤِڤْحَــقّۣؐ أَفَمَـنْ يَّهْدِﻯٓ إِلَــي </text:span><text:span text:style-name="T4">۰</text:span><text:span text:style-name="T1">لْحَقِّ أَحَقُّ أَنْ يُّتَّبَعَ أَمَّن لاَّ يَهَدِّځٓ إِلٓاَّ أَنْ يُّهْدۭيٰؐ فَمَا لَكُمْؐ كَيْفَ تَحْكُمُونَؐ </text:span><text:span text:style-name="T2">(35)</text:span><text:span text:style-name="T1"> وَمَا يَتَّبِعُ أَكْثَرُهُمُ; إِلاَّ ظَنّاٗؐ اِنَّ </text:span><text:span text:style-name="T4">۰</text:span><text:span text:style-name="T1">لظَّــنَّ لاَ يُغْنِى مِنَ </text:span><text:span text:style-name="T4">۰</text:span><text:span text:style-name="T1">لْحَقِّ شَيْــٔاٗؐ اِنننَّ </text:span><text:span text:style-name="T4">۰</text:span><text:span text:style-name="T1">للَّهَ عَلِيمٛ بِمَا يَفْعَلُونَؐ </text:span><text:span text:style-name="T2">(36)</text:span><text:span text:style-name="T1"> ® وَمَا كَانننَ هَـٰذَا </text:span><text:span text:style-name="T4">۰</text:span><text:span text:style-name="T1">لْقُرْءَانُ أَنننْ يُّـفْتَرۭيٰ مِن دُونِ </text:span><text:span text:style-name="T4">۱</text:span><text:span text:style-name="T1">للَّهِؐ وَچَكِــن تَصْدِيــقَ </text:span><text:span text:style-name="T4">۰ﻟ</text:span><text:span text:style-name="T1">ـذِى بَيْنَ يَدَيْهِ وَتَفْصِيلَ </text:span><text:span text:style-name="T4">۰</text:span><text:span text:style-name="T1">لْكِتَـٰبِ لاَ رَيْــبَ فِيهِ مِن رَّبِّ </text:span><text:span text:style-name="T4">۱</text:span><text:span text:style-name="T1">لْعَـٰلَمِينَؐ </text:span><text:span text:style-name="T2">(37)</text:span><text:span text:style-name="T1"> أَمْ يَقُولُونَ "فْتَرۭيٰهُؐ قُلْ فَاتُواْ بِسُورَةٍ مِّثْلِهِؐ” وَادْعُواْ مَـنِ 'سْتَطَعْتُم مِّن دُونِ </text:span><text:span text:style-name="T4">۱</text:span><text:span text:style-name="T1">للَّهِ إِننن كُنتُمْ صَـٰدِقِينَؐ </text:span><text:span text:style-name="T2">(38)</text:span><text:span text:style-name="T1"> بَلْ كَذَّبُواْ بِمَا لَمْ يُحِيطُواْ بِعِلْمِهِ” وَلَمَّا يَاتِهِمْ تَاوۣيلُهُؐ, كَذَ؛لِــكَ كَذَّبببَ </text:span><text:span text:style-name="T4">۰</text:span><text:span text:style-name="T1">لذِيــنَ مِـن قَبْلِهِمْؐ </text:span><text:soft-page-break/><text:span text:style-name="T1">فَانظُرْ كَيْفَ كَانَ عَـٰقِبَةُ </text:span><text:span text:style-name="T4">۴</text:span><text:span text:style-name="T1">لظَّـٰلِمِينَؐ </text:span><text:span text:style-name="T2">(39)</text:span><text:span text:style-name="T1"> وَمِنْهُم مَّنْ يُّومِنُ بِهِ” وَمِنْهُم مَّن لاَّ يُومِنُ بِهِؐ” وَرَبُّــكَ أَعْلَمُ بِالْمُفْسِدِينَؐ </text:span><text:span text:style-name="T2">(40)</text:span><text:span text:style-name="T1"> وَإِن كَذَّبُوكككَ فَقُـل لِّى عَمَلِى وَلَكُمْ عَمَلُكُمُ; أَنتُم بَرۣيٓــُٔونَ مِمَّآ أَعْمَلُ وَأَنَا بَرۣىٓءٌ مِّمَّا تَعْمَلُونَؐ </text:span><text:span text:style-name="T2">(41)</text:span><text:span text:style-name="T1"> وَمِنْهُم مَّنْ يَّسْتَمِعُونَ إِلَيْكَؐ أَفَأَنــتَ تُسْمِعُ </text:span><text:span text:style-name="T4">۴</text:span><text:span text:style-name="T1">لصُّمَّ وَلَوْ كَانُواْ لاَ يَعْقِلُونَؐ </text:span><text:span text:style-name="T2">(42)</text:span><text:span text:style-name="T1"> وَمِنْهُم مَّنْ يَّنظُرُ إِلَيْــكَؐ أَفَأَنتَ تَهْدِى </text:span><text:span text:style-name="T4">۱</text:span><text:span text:style-name="T1">لْعُمْيَ وَلَوْ كَانُواْ لاَ يُبْصِرُونَؐ </text:span><text:span text:style-name="T2">(43)</text:span><text:span text:style-name="T1"> إِنننَّ </text:span><text:span text:style-name="T4">۰</text:span><text:span text:style-name="T1">للَّهَ لاَ يَظْلِمُ </text:span><text:span text:style-name="T4">۴</text:span><text:span text:style-name="T1">لنَّاسَ شَيْـٔاًؐ وَچَكِــنَّ </text:span><text:span text:style-name="T4">۰</text:span><text:span text:style-name="T1">لنَّاسسسَ أَنفُسَهُمْ يَظْلِمُونَؐ </text:span><text:span text:style-name="T2">(44)</text:span><text:span text:style-name="T1"> وَيَوْمَ نَحْشُرُهُمْ كَأَن لَّمْ يَلْبَثُوٓاْ إِلاَّ سَاعَةً مِّــنَ </text:span><text:span text:style-name="T4">۰</text:span><text:span text:style-name="T1">لنَّهۭارۣ يَتَعَارَفُونَ بَيْنَهُمْؐ قَدْ خَسِرَ </text:span><text:span text:style-name="T4">۰</text:span><text:span text:style-name="T1">لذِيــنَ كَذَّبُواْ بِلِقَآءِ </text:span><text:span text:style-name="T4">۱</text:span><text:span text:style-name="T1">للَّهِ وَمَا كَانُواْ مُهْتَدِينَؐ </text:span><text:span text:style-name="T2">(45)</text:span><text:span text:style-name="T1"> وَإِمَّا نُرۣيَنَّــكَ بَعْضَ </text:span><text:span text:style-name="T4">۰ﻟ﮲</text:span><text:span text:style-name="T1"> نَعِدُهُمُ; أَوْ نَتَوَفَّيَنَّــكَ فَإِلَيْنَا مَرْجِعُهُمْؐ ثُمَّ </text:span><text:span text:style-name="T4">۰</text:span><text:span text:style-name="T1">للَّهُ شَهِيد٘ عَلَــيٰ مَا يَفْعَلُونَؐ </text:span><text:span text:style-name="T2">(46)</text:span><text:span text:style-name="T1"> وَلِكُــلّۣ ٱُمَّــةٍ رَّسُولٌؐ فَإِذَا جَآءَ رَسُولُهُمْ قُضِــيَ بَــيْـنَهُم بِالْقِسْطِ وَهُمْ لاَ يُظْلَمُونَؐ </text:span><text:span text:style-name="T2">(47)</text:span><text:span text:style-name="T1"> وَيَقُولُونَ مَتۭــيٰ هَـٰذَا </text:span><text:span text:style-name="T4">۰</text:span><text:span text:style-name="T1">لْوَعْدُ إِن كُنتُمْ صَـٰدِقِينَؐ </text:span><text:span text:style-name="T2">(48)</text:span><text:span text:style-name="T1"> © قُــل لٓاَّ أَمْلِكُ لِنَفْسِى ضَرّاً وَلاَ نَفْعاٗ اِلاَّ مَا شَآءَ </text:span><text:span text:style-name="T4">۰</text:span><text:span text:style-name="T1">للَّهُؐ لِكُــلّۣ ٱُمَّـةٖ اَجَل٘ؐ اِذَا جَآءَ اجَلُهُمْ فَلاَ يَسْتَـٰخِرُونَ سَاعَةًؐ وَلاَ يَسْتَقْدِمُونَؐ </text:span><text:span text:style-name="T2">(49)</text:span><text:span text:style-name="T1"> قُلَ اَرَ×يْتُمُ; إِنَ اَتۭيٰكُمْ عَذَابُهُ„ بَيَـٰتاٗ اَوْ نَهَاراً مَّاذَا يَسْتَعْجِـلُ مِنْهُ </text:span><text:span text:style-name="T4">۴</text:span><text:span text:style-name="T1">ڤْمُجْرۣمُونَؐ </text:span><text:span text:style-name="T2">(50)</text:span><text:span text:style-name="T1"> أَثُمَّ إِذَا مَا وَقَعَ ءَامَنتُم بِهِؐ“ ءَاچَنَ وَقَدْ كُنتُم بِهِ” تَسْتَعْجِلُونَؐ </text:span><text:span text:style-name="T2">(51)</text:span><text:span text:style-name="T1"> ثُمَّ قِيلَ لِلذِيــنَ ظَلَمُواْ ذُوقُواْ عَذَابَ </text:span><text:span text:style-name="T4">۰</text:span><text:span text:style-name="T1">لْخُلْدِؐ هَلْ تُجْزَوْنَ إِلاَّ بِمَا كُنتُمْ تَكْسِبُونَؐ </text:span><text:span text:style-name="T2">(52)</text:span><text:span text:style-name="T1"> وَيَسْتَنۢبِـُٔونَــكَ أَحَقّﹲ هُوَؐ قُلِ اِى وَرَبِّيَ إِنَّهُ„ لَحَقٌّ وَمَآ أَنتُم بِمُعْجِزۣينَؐ </text:span><text:span text:style-name="T2">(53)</text:span><text:span text:style-name="T1"> وَلَوَ اَنَّ لِكُلِّ نَفْــسٍ ظَلَمَتْ مَا فِى </text:span><text:span text:style-name="T4">۱</text:span><text:span text:style-name="T1">لاَرْضِ </text:span><text:soft-page-break/><text:span text:style-name="T1">لاَفْتَدَتْ بِهِؐ” وَأَسَرُّواْ </text:span><text:span text:style-name="T4">۴</text:span><text:span text:style-name="T1">لنَّدَامَةَ لَمَّا رَأَوُاْ </text:span><text:span text:style-name="T4">۴</text:span><text:span text:style-name="T1">لْعَذَابَ وَقُضِيَ بَيْنَهُم بِالْقِسْطِ وَهُمْ لاَ يُظْلَمُونَؐ </text:span><text:span text:style-name="T2">(54)</text:span><text:span text:style-name="T1"> أَلآَ إِنننَّ لِلهِ مَا فِى </text:span><text:span text:style-name="T4">۱</text:span><text:span text:style-name="T1">لسَّمَـٰوَ؛تِ وَالاَرْضضضِؐ أَلآَ إِنَّ وَعْدَ </text:span><text:span text:style-name="T4">۰</text:span><text:span text:style-name="T1">للَّهِ حَقٌّؐ وَچَكِنَّ أَكْثَرَهُمْ لاَ يَعْلَمُونَؐ </text:span><text:span text:style-name="T2">(55)</text:span><text:span text:style-name="T1"> هُوَ يُحْىِ” وَيُمِيــتُؐ وَإِلَيْهِ تُرْجَعُونَؐ </text:span><text:span text:style-name="T2">(56)</text:span><text:span text:style-name="T1"> يَـٰٓأَيُّهَا </text:span><text:span text:style-name="T4">۰</text:span><text:span text:style-name="T1">لنَّاسسسُ قَدْ جَآءَتْكُم مَّوْعِظَةٌ مِّن رَّبِّكُمْ وَشِفَآءٌ لِّمَا فِى </text:span><text:span text:style-name="T4">۱</text:span><text:span text:style-name="T1">لصُّدُورۣ وَهُديً وَرَحْمَةٌ لِّلْمُومِنِينَؐ </text:span><text:span text:style-name="T2">(57)</text:span><text:span text:style-name="T1"> قُلْ بِفَضْلِ </text:span><text:span text:style-name="T4">۱</text:span><text:span text:style-name="T1">للَّهِ وَبِرَحْمَتِهِ” فَبِذَ؛لِــكَ فَلْيَفْرَحُواْؐ هُوَ خَيْرٌ مِّمَّا يَجْمَعُونَؐ </text:span><text:span text:style-name="T2">(58)</text:span><text:span text:style-name="T1"> قُلَ اَرَ×يْتُم مَّآ أَنزَلَ </text:span><text:span text:style-name="T4">۰</text:span><text:span text:style-name="T1">للَّهُ لَكُم مِّن رّۣزْقٍ فَجَعَلْتُم مِّنْهُ حَرَاماً وَحَچَلًؐا قُــلَ —آللَّهُ أَذِنَ لَكُمُ; أَمْ عَلَــي </text:span><text:span text:style-name="T4">۰</text:span><text:span text:style-name="T1">للَّهِ تَفْتَرُونَؐ </text:span><text:span text:style-name="T2">(59)</text:span><text:span text:style-name="T1"> وَمَا ظَــنُّ </text:span><text:span text:style-name="T4">۴</text:span><text:span text:style-name="T1">لذِيــنَ يَـفْتَرُونَ عَلَــي </text:span><text:span text:style-name="T4">۰</text:span><text:span text:style-name="T1">للَّهِ </text:span><text:span text:style-name="T4">۱</text:span><text:span text:style-name="T1">لْكَذِبَ يَوْمَ </text:span><text:span text:style-name="T4">۰</text:span><text:span text:style-name="T1">لْقِيَـٰمَةِؐ إِنننَّ </text:span><text:span text:style-name="T4">۰</text:span><text:span text:style-name="T1">للَّهَ لَذُو فَضْــل۫ عَلَــي </text:span><text:span text:style-name="T4">۰</text:span><text:span text:style-name="T1">لنَّاسِؐ وَچَكِــنَّ أَكْثَرَهُمْ لاَ يَشْكُرُونَؐ </text:span><text:span text:style-name="T2">(60)</text:span><text:span text:style-name="T1"> ® وَمَا تَكُونُ فِى شَأْنٍ وَمَا تَتْلُواْ مِنْهُ مِن قُرْءَانٍ وَلاَ تَعْمَلُونَ مِــنْ عَمَــل۫ اِلاَّ كُنَّا عَلَيْكُمْ شُهُوداٗ اِذْ تُفِيضُونَ فِيهِؐ وَمَا يَعْزُبُ عَن رَّبِّــكَ مِــن مِّثْقَالِ ذَرَّةٍ فِى </text:span><text:span text:style-name="T4">۱</text:span><text:span text:style-name="T1">لاَرْضِ وَلاَ فِى </text:span><text:span text:style-name="T4">۱</text:span><text:span text:style-name="T1">لسَّمَآءِؐ وَلآَ أَصْغَرَ مِــن ذَ؛لِــكَ وَلآَ أَكْبَرَ إِلاَّ فِى كِتَـٰــبٍ مُّبِينٖؐ </text:span><text:span text:style-name="T2">(61)</text:span><text:span text:style-name="T1"> اَلآَ إِنَّ أَوْلِيَآءَ </text:span><text:span text:style-name="T4">۰</text:span><text:span text:style-name="T1">للَّهِ لاَ خَوْف٘ عَلَيْهِمْ وَلاَ هُمْ يَحْزَنُونَؐ </text:span><text:span text:style-name="T2">(62)</text:span><text:span text:style-name="T1"> </text:span><text:span text:style-name="T4">۰</text:span><text:span text:style-name="T1">لذِيــنَ ءَامَنُواْ وَكَانُواْ يَتَّقُونَ </text:span><text:span text:style-name="T2">(63)</text:span><text:span text:style-name="T1"> لَهُمُ </text:span><text:span text:style-name="T4">۴</text:span><text:span text:style-name="T1">لْبُشْرۭيٰ فِى </text:span><text:span text:style-name="T4">۱</text:span><text:span text:style-name="T1">لْحَيَوٰةِ </text:span><text:span text:style-name="T4">۱</text:span><text:span text:style-name="T1">لدُّنْيۭا وَفِى </text:span><text:span text:style-name="T4">۱</text:span><text:span text:style-name="T1">لاَخِرَةِؐ لاَ تَبْدِيـلَ لِكَلِمَـٰــتِ </text:span><text:span text:style-name="T4">۱</text:span><text:span text:style-name="T1">للَّهِؐ ذَ؛لِكَ هُوَ </text:span><text:span text:style-name="T4">۰</text:span><text:span text:style-name="T1">لْفَوْزُ </text:span><text:span text:style-name="T4">۴</text:span><text:span text:style-name="T1">لْعَظِيمُؐ </text:span><text:span text:style-name="T2">(64)</text:span><text:span text:style-name="T1"> وَلاَ يُحْزۣنــكَ قَوْلُهُمُؐ; إِنَّ </text:span><text:span text:style-name="T4">۰</text:span><text:span text:style-name="T1">لْعِزَّةَ لِلهِ جَمِيعاٗؐ هُوَ </text:span><text:span text:style-name="T4">۰</text:span><text:span text:style-name="T1">لسَّمِيعُ </text:span><text:span text:style-name="T4">۴</text:span><text:span text:style-name="T1">لْعَلِيمُؐ </text:span><text:span text:style-name="T2">(65)</text:span><text:span text:style-name="T1"> أَلآَ إِنننَّ لِلهِ مَـن فِى </text:span><text:span text:style-name="T4">۱</text:span><text:span text:style-name="T1">لسَّمَـٰوَ؛تتتِ وَمَـن فِى </text:span><text:span text:style-name="T4">۱</text:span><text:span text:style-name="T1">لاَرْضِؐ وَمَا يَتَّبِعُ </text:span><text:span text:style-name="T4">۴</text:span><text:span text:style-name="T1">لذِيــنَ يَدْعُونَ مِن دُونِ </text:span><text:span text:style-name="T4">۱</text:span><text:span text:style-name="T1">للَّهِ شُرَكَآءَؐ اۭنْ يَّتَّبِعُونَ إِلاَّ </text:span><text:span text:style-name="T4">۰</text:span><text:span text:style-name="T1">لظَّنَّؐ وَإِنْ هُمُ; إِلاَّ يَخْرُصُونَؐ </text:span><text:span text:style-name="T2">(66)</text:span><text:span text:style-name="T1"> هُوَ </text:span><text:span text:style-name="T4">۰ﻟ﮲</text:span><text:span text:style-name="T1"> جَعَــلَ لَكُمُ </text:span><text:span text:style-name="T4">۴</text:span><text:span text:style-name="T1">ليْـلَ لِتَسْكُنُواْ </text:span><text:soft-page-break/><text:span text:style-name="T1">فِيهِ وَالنَّهَارَ مُبْصِراٗؐ اِنَّ فِى ذَ؛لِــكَ ءَلاَيَـٰــتٍ لِّقَوْمٍ يَسْمَعُونَؐ </text:span><text:span text:style-name="T2">(67)</text:span><text:span text:style-name="T1"> قَالُواْ èتَّخَذَ </text:span><text:span text:style-name="T4">۰</text:span><text:span text:style-name="T1">للَّهُ وَلَداًؐ سُبْحَـٰنَهُؐ, هُوَ </text:span><text:span text:style-name="T4">۰</text:span><text:span text:style-name="T1">لْغَنِيُّؐ لَهُ„ مَا فِى </text:span><text:span text:style-name="T4">۱</text:span><text:span text:style-name="T1">لسَّمَـٰوَ؛تِ وَمَا فِى </text:span><text:span text:style-name="T4">۱</text:span><text:span text:style-name="T1">لاَرْضِؐ إِنْ عِندَكُم مِّــن سُلْطَـٰــنٙ بِهَـٰذَآؐ أَتَقُولُونَ عَلَــي </text:span><text:span text:style-name="T4">۰</text:span><text:span text:style-name="T1">للَّهِ مَا لاَ تَعْلَمُونَؐ </text:span><text:span text:style-name="T2">(68)</text:span><text:span text:style-name="T1"> قُـلِ اِنَّ </text:span><text:span text:style-name="T4">۰</text:span><text:span text:style-name="T1">لذِينَ يَفْتَرُونَ عَلَــي </text:span><text:span text:style-name="T4">۰</text:span><text:span text:style-name="T1">للَّهِ </text:span><text:span text:style-name="T4">۱</text:span><text:span text:style-name="T1">لْكَذِبببَ لاَ يُفْڤِحُونَؐ </text:span><text:span text:style-name="T2">(69)</text:span><text:span text:style-name="T1"> مَتَـٰعٌ فِى </text:span><text:span text:style-name="T4">۱</text:span><text:span text:style-name="T1">لدُّنْيۭاؐ ثُمَّ إِلَيْنَا مَرْجِعُهُمْ ثُمَّ نُذِيقُهُمُ </text:span><text:span text:style-name="T4">۴</text:span><text:span text:style-name="T1">لْعَذَابببَ </text:span><text:span text:style-name="T4">۰</text:span><text:span text:style-name="T1">لشَّدِيدَ بِمَا كَانُواْ يَكْفُرُونَؐ </text:span><text:span text:style-name="T2">(70)</text:span><text:span text:style-name="T1"> ¥ وَاتْــلُ عَلَيْهِمْ نَبَأَ نُوحٖ اِذْ قَالَ لِقَوْمِهِ” يَـٰقَوْمِ إِننن كَانَ كَبُرَ عَلَيْكُم مَّقَامِى وَتَذْكِيرۣى بِـَٔايَـٰــتِ </text:span><text:span text:style-name="T4">۱</text:span><text:span text:style-name="T1">للَّهِ فَعَلَــي </text:span><text:span text:style-name="T4">۰</text:span><text:span text:style-name="T1">للَّهِ تَوَكَّلْــتُؐ فَأَجْمِعُوٓاْ أَمْرَكُمْ وَشُرَكَآءَكُمْؐ ثُمَّ لاَ يَكُــنَ اَمْرُكُمْ عَلَيْكُمْ غُمَّةًؐ ثُمَّ "قْضُوٓاْ إِلَيَّ وَلاَ تُنظِرُونِؐ </text:span><text:span text:style-name="T2">(71)</text:span><text:span text:style-name="T1"> فَإِن تَوَلَّيْتُمْ فَمَا سَأَلْتُكُم مِّنَ اَجْرٖؐ اِنَ اَجْرۣيَ إِلاَّ عَلَــي </text:span><text:span text:style-name="T4">۰</text:span><text:span text:style-name="T1">للَّهِؐ وَٱُمِرْتتتُ أَنَ اَكُونَ مِــنَ </text:span><text:span text:style-name="T4">۰</text:span><text:span text:style-name="T1">لْمُسْلِمِينَؐ </text:span><text:span text:style-name="T2">(72)</text:span><text:span text:style-name="T1"> فَكَذَّبُوهُ فَنَجَّيْنَـٰهُ وَمَــن مَّعَهُ„ فِى </text:span><text:span text:style-name="T4">۱</text:span><text:span text:style-name="T1">لْفُلْكِ وَجَعَلْنَـٰهُمْ خَلَئِفَؐ وَأَغْرَقْنَا </text:span><text:span text:style-name="T4">۰</text:span><text:span text:style-name="T1">لذِيــنَ كَذَّبُواْ بِـَٔايَـٰتِنَــاؐ فَانظُرْ كَيْفَ كَانَ عَـٰقِبَةُ </text:span><text:span text:style-name="T4">۴</text:span><text:span text:style-name="T1">لْمُنذَرۣينَؐ </text:span><text:span text:style-name="T2">(73)</text:span><text:span text:style-name="T1"> ثُمَّ بَعَثْنَا مِنۢ بَعْدِهِ” رُسُلٗا اِلَيٰ قَوْمِهِمْ فَجَآءُوهُم بِالْبَيِّنَـٰــتِ فَمَا كَانُواْ لِيُومِنُواْ بِمَا كَذَّبُواْ بِهِ” مِــن قَبْــلُؐ كَذَ؛لِــكَ نَطْبَعُ عَلَيٰ قُلُوبِ </text:span><text:span text:style-name="T4">۱</text:span><text:span text:style-name="T1">لْمُعْتَدِينَؐ </text:span><text:span text:style-name="T2">(74)</text:span><text:span text:style-name="T1"> ثُمَّ بَعَثْنَا مِـنۢ بَعْدِهِم مُّوسۭيٰ وَهَـٰرُونَ إِلَيٰ فِرْعَوْنَ وَمَلْاَئِهِ” بِـَٔايَـٰتِنَا فَاسْتَكْبَرُواْ وَكَانُواْ قَوْماً مُّجْرۣمِينَؐ </text:span><text:span text:style-name="T2">(75)</text:span><text:span text:style-name="T1"> فَلَمَّا جَآءَهُمُ </text:span><text:span text:style-name="T4">۴</text:span><text:span text:style-name="T1">لْحَـقُّ مِـنْ عِندِنَا قَالُوٓاْ إِنننَّ هَـٰذَا ڤَسِحْرٌ مُّبِينٌؐ </text:span><text:span text:style-name="T2">(76)</text:span><text:span text:style-name="T1"> قَالَ مُوسۭــيٰٓ أَتَقُولُونَ ڤِڤْحَــقّۣ لَمَّا جَآءَكُمُؐ; أَسِحْر٘ هَـٰذَاؐ وَلاَ يُفْلِحُ </text:span><text:span text:style-name="T4">۴</text:span><text:span text:style-name="T1">ڤسَّـٰحِرُونَؐ </text:span><text:span text:style-name="T2">(77)</text:span><text:span text:style-name="T1"> قَالُوٓاْ أَجِيؔتَنَا لِتَلْفِتَنَا عَمَّا وَجَدْنَا عَلَيْهِ ءَابَآءَنَا وَتَكُونَ لَكُمَا </text:span><text:span text:style-name="T4">۰</text:span><text:span text:style-name="T1">لْكِبْرۣيَآءُ فِى </text:span><text:span text:style-name="T4">۱</text:span><text:span text:style-name="T1">لاَرْضِ وَمَا </text:span><text:soft-page-break/><text:span text:style-name="T1">نَحْــنُ لَكُمَا بِمُومِنِينَؐ </text:span><text:span text:style-name="T2">(78)</text:span><text:span text:style-name="T1"> وَقَالَ فِرْعَوْنُ èيتُونِى بِكُلِّ سَـٰحِر۫ عَلِيمٍؐ </text:span><text:span text:style-name="T2">(79)</text:span><text:span text:style-name="T1"> فَلَمَّا جَآءَ </text:span><text:span text:style-name="T4">۰</text:span><text:span text:style-name="T1">ڤسَّحَرَةُ قَالَ لَهُم مُّوسۭيٰٓ أَلْقُواْ مَآ أَنتُم مُّلْقُونَؐ </text:span><text:span text:style-name="T2">(80)</text:span><text:span text:style-name="T1"> فَلَمَّآ أَلْقَوْاْ قَالَ مُوسۭــيٰ مَا جِيؔتُم بِهِ </text:span><text:span text:style-name="T4">۱</text:span><text:span text:style-name="T1">ڤسِّحْرُؐ إِنننَّ </text:span><text:span text:style-name="T4">۰</text:span><text:span text:style-name="T1">للَّهَ سَيُبْطِلُهُؐ; إِنننَّ </text:span><text:span text:style-name="T4">۰</text:span><text:span text:style-name="T1">للَّهَ لاَ يُصْلِحُ عَمَــلَ </text:span><text:span text:style-name="T4">۰</text:span><text:span text:style-name="T1">لْمُفْسِدِينَؐ </text:span><text:span text:style-name="T2">(81)</text:span><text:span text:style-name="T1"> وَيُحِــقُّ </text:span><text:span text:style-name="T4">۴</text:span><text:span text:style-name="T1">للَّهُ </text:span><text:span text:style-name="T4">۴</text:span><text:span text:style-name="T1">لْحَـقَّ بِكَلِمَـٰتِهِ” وَلَوْ كَرۣهَ </text:span><text:span text:style-name="T4">۰</text:span><text:span text:style-name="T1">ڤْمُجْرۣمُونَؐ </text:span><text:span text:style-name="T2">(82)</text:span></text:p>
      <text:p text:style-name="P3" loext:marker-style-name="T1"><text:span text:style-name="T1">® فَمَآ ءَامَــنَ لِمُوسۭــيٰٓ إِلاَّ ذُرّۣيَّةٌ مِّن قَوْمِهِ” عَلَــيٰ خَوْفٍ مِّن فِرْعَوْنَ وَمَلْاَئِهِمُ; أَنْ يَّـفْتِنَهُمْؐ وَإِنَّ فِرْعَوْنَ لَعَالٍ فِى </text:span><text:span text:style-name="T4">۱</text:span><text:span text:style-name="T1">لاَرْضِؐ وَإِنَّهُ„ لَمِــنَ </text:span><text:span text:style-name="T4">۰</text:span><text:span text:style-name="T1">لْمُسْرۣفِينَؐ </text:span><text:span text:style-name="T2">(83)</text:span><text:span text:style-name="T1"> وَقَالَ مُوسۭــيٰ يَـٰقَوْمِ إِننن كُنتُمُ; ءَامَنتُم بِاللَّهِ فَعَلَيْهِ تَوَكَّلُوٓاْ إِننن كُنتُم مُّسْلِمِينَؐ </text:span><text:span text:style-name="T2">(84)</text:span><text:span text:style-name="T1"> فَقَالُواْ عَلَــي </text:span><text:span text:style-name="T4">۰</text:span><text:span text:style-name="T1">للَّهِ تَوَكَّلْنَاؐ رَبَّنَا لاَ تَجْعَلْنَا فِتْنَةً لِّلْقَوْمِ </text:span><text:span text:style-name="T4">۱</text:span><text:span text:style-name="T1">لظَّـٰلِمِينَؐ </text:span><text:span text:style-name="T2">(85)</text:span><text:span text:style-name="T1"> وَنَجِّنَا بِرَحْمَتِــكَ مِــنَ </text:span><text:span text:style-name="T4">۰</text:span><text:span text:style-name="T1">لْقَوْمِ </text:span><text:span text:style-name="T4">۱</text:span><text:span text:style-name="T1">لْكۭـٰفِـرۣينَؐ </text:span><text:span text:style-name="T2">(86)</text:span><text:span text:style-name="T1"> وَأَوْحَيْنَآ إِلَيٰ مُوسۭيٰ وَأَخِيهِ أَن تَبَوَّءَا لِقَوْمِكُمَا بِمِصْرَ بُيُوتاً وَاجْعَلُواْ بُيُوتَكُمْ قِبْلَةً وَأَقِيمُواْ </text:span><text:span text:style-name="T4">۴</text:span><text:span text:style-name="T1">لصَّلَوٰةَؐ وَبَشِّرۣ </text:span><text:span text:style-name="T4">۱</text:span><text:span text:style-name="T1">لْمُومِنِينَؐ </text:span><text:span text:style-name="T2">(87)</text:span><text:span text:style-name="T1"> وَقَالَ مُوسۭيٰ رَبَّنَآ إِنَّــكَ ءَاتَيْــتَ فِرْعَوْنَ وَمَلَأَهُ„ زۣينَةً وَأَمْوَ؛لًا فِى </text:span><text:span text:style-name="T4">۱</text:span><text:span text:style-name="T1">لْحَيَوٰةِ </text:span><text:span text:style-name="T4">۱</text:span><text:span text:style-name="T1">لدُّنْيۭاؐ رَبَّنَا لِيَضِلُّواْ عَــن سَبِيلِــكَؐ رَبَّنَا "طْمِــسْ عَلَيٰٓ أَمْوَ؛لِهِمْ وَاشْدُدْ عَلَيٰ قُلُوبِهِمْ فَلاَ يُومِنُواْ حَتَّيٰ يَرَوُاْ </text:span><text:span text:style-name="T4">۴</text:span><text:span text:style-name="T1">لْعَذَابببَ </text:span><text:span text:style-name="T4">۰</text:span><text:span text:style-name="T1">لاَلِيمَؐ </text:span><text:span text:style-name="T2">(88)</text:span><text:span text:style-name="T1"> قَالَ قَدُ </text:span><text:span text:style-name="T4">۷</text:span><text:span text:style-name="T1">جِيبَــت دَّعْوَتُكُمَا فَاسْتَقِيمَاؐ وَلاَ تَتَّبِعَـٰٓــنّۣ سَبِيلَ </text:span><text:span text:style-name="T4">۰</text:span><text:span text:style-name="T1">لذِينَ لاَ يَعْلَمُونَؐ </text:span><text:span text:style-name="T2">(89)</text:span><text:span text:style-name="T1"> وَجَـٰوَزْنَا بِبَنِىٓ إِسْرَآءِيــلَ </text:span><text:span text:style-name="T4">۰</text:span><text:span text:style-name="T1">ڤْبَحْرَ فَأَتْبَعَهُمْ فِرْعَوْنُ وَجُنُودُهُ„ بَغْياً وَعَدْواٗؐ حَتَّيٰٓ إِذَآ أَدْرَكَهُ </text:span><text:span text:style-name="T4">۴</text:span><text:span text:style-name="T1">لْغَرَقُ قَالَ ءَامَنــتُ أَنَّهُ„ لآَ إِچَهَ إِلاَّ </text:span><text:span text:style-name="T4">۰ﻟ</text:span><text:span text:style-name="T1">ـذِىٓ ءَامَنَــتْ بِهِ” بَنُوٓاْ إِسْرَآءِيـلَ وَأَنَا مِــنَ </text:span><text:span text:style-name="T4">۰</text:span><text:span text:style-name="T1">لْمُسْلِمِينَؐ </text:span><text:span text:style-name="T2">(90)</text:span><text:span text:style-name="T1"> ءَاچَنَ وَقَدْ عَصَيْــتَ قَبْلُ وَكُنــتَ مِــنَ </text:span><text:span text:style-name="T4">۰</text:span><text:span text:style-name="T1">لْمُفْسِدِينَؐ </text:span><text:span text:style-name="T2">(91)</text:span><text:span text:style-name="T1"> فَالْيَوْمَ نُنَجِّيــكَ بِبَدَنِكَ </text:span><text:soft-page-break/><text:span text:style-name="T1">لِتَكُونَ لِمَنْ خَلْفَــكَ ءَايَةًؐ وَإِنَّ كَثِيراً مِّــنَ </text:span><text:span text:style-name="T4">۰</text:span><text:span text:style-name="T1">لنَّاسسسِ عَنَ —ايَـٰتِنَا لَغَـٰفِلُونَؐ </text:span><text:span text:style-name="T2">(92)</text:span><text:span text:style-name="T1"> © وَلَقَدْ بَوَّأْنَا بَنِىٓ إِسْرَآءِيلَ مُبَوَّأَ صِدْقٍ وَرَزَقْنَـٰهُم مِّــنَ </text:span><text:span text:style-name="T4">۰</text:span><text:span text:style-name="T1">لطَّيِّبَـٰــتِ فَمَا "خْتَلَفُواْ حَتَّــيٰ جَآءَهُمُ </text:span><text:span text:style-name="T4">۴</text:span><text:span text:style-name="T1">لْعِلْمُؐ إِنَّ رَبَّكَ يَقْضِى بَيْنَهُمْ يَوْمَ </text:span><text:span text:style-name="T4">۰</text:span><text:span text:style-name="T1">لْقِيَـٰمَةِ فِيمَا كَانُواْ فِيهِ يَخْتَلِفُونَؐ </text:span><text:span text:style-name="T2">(93)</text:span><text:span text:style-name="T1"> فَإِن كُنــتَ فِى شَــكٍّ مِّمَّآ أَنزَلْنَآ إِلَيْــكَ فَسْـَٔلِ </text:span><text:span text:style-name="T4">۱</text:span><text:span text:style-name="T1">لـذِينَ يَقْرَءُونَ </text:span><text:span text:style-name="T4">۰</text:span><text:span text:style-name="T1">لْكِتَـٰــبَ مِــن قَـبْلِــكَؐ لَقَدْ جَآءَكككَ </text:span><text:span text:style-name="T4">۰</text:span><text:span text:style-name="T1">لْحَـقُّ مِـن رَّبِّــكَؐ فَلاَ تَكُونَنَّ مِــنَ </text:span><text:span text:style-name="T4">۰</text:span><text:span text:style-name="T1">لْمُمْتَرۣينَؐ </text:span><text:span text:style-name="T2">(94)</text:span><text:span text:style-name="T1"> وَلاَ تَكُونَــنَّ مِـنَ </text:span><text:span text:style-name="T4">۰</text:span><text:span text:style-name="T1">لذِيــنَ كَذَّبُواْ بِـَٔايَـٰــتِ </text:span><text:span text:style-name="T4">۱</text:span><text:span text:style-name="T1">للَّهِ فَتَكُونَ مِــنَ </text:span><text:span text:style-name="T4">۰</text:span><text:span text:style-name="T1">لْخَـٰسِرۣينَؐ </text:span><text:span text:style-name="T2">(95)</text:span><text:span text:style-name="T1"> إِنَّ </text:span><text:span text:style-name="T4">۰</text:span><text:span text:style-name="T1">لذِيــنَ حَقَّــتْ عَلَيْهِمْ كَلِمَـٰــتُ رَبِّــكَ لاَ يُومِنُونَ </text:span><text:span text:style-name="T2">(96)</text:span><text:span text:style-name="T1"> وَلَوْ جَآءَتْهُمْ كُــلُّ ءَايَةٖ حَتَّيٰ يَرَوُاْ </text:span><text:span text:style-name="T4">۴</text:span><text:span text:style-name="T1">لْعَذَابببَ </text:span><text:span text:style-name="T4">۰</text:span><text:span text:style-name="T1">لاَلِيمَؐ </text:span><text:span text:style-name="T2">(97)</text:span><text:span text:style-name="T1"> فَلَوْلاَ كَانَــتْ قَرْيَة٘ —امَنَــتْ فَنَفَعَهَآ إِيمَـٰنُهَآ إِلاَّ قَوْمَ يُونُــسَ لَمَّآ ءَامَنُواْ كَشَفْنَا عَنْهُمْ عَذَابَ </text:span><text:span text:style-name="T4">۰</text:span><text:span text:style-name="T1">لْخِزْيِ فِى </text:span><text:span text:style-name="T4">۱</text:span><text:span text:style-name="T1">لْحَيَوٰةِ </text:span><text:span text:style-name="T4">۱</text:span><text:span text:style-name="T1">لدُّنْيۭا وَمَتَّعْنَـٰهُمُ; إِلَيٰ حِينٍؐ </text:span><text:span text:style-name="T2">(98)</text:span><text:span text:style-name="T1"> وَلَوْ شَآءَ رَبُّــكَ ءَلاَمَــنَ مَـن فِى </text:span><text:span text:style-name="T4">۱</text:span><text:span text:style-name="T1">لاَرْضضضِ كُلُّهُمْ جَمِيعاٗؐ اَفَأَنــتَ تُكْرۣهُ </text:span><text:span text:style-name="T4">۴</text:span><text:span text:style-name="T1">لنَّاسسسَ حَتَّيٰ يَكُونُواْ مُومِنِينَؐ </text:span><text:span text:style-name="T2">(99)</text:span><text:span text:style-name="T1"> وَمَا كَانَ لِنَفْسٖ اَن تُومِنَ إِلاَّ بِإِذْنِ </text:span><text:span text:style-name="T4">۱</text:span><text:span text:style-name="T1">للَّهِؐ وَيَجْعَلُ </text:span><text:span text:style-name="T4">۴</text:span><text:span text:style-name="T1">لرّۣجْــسَ عَلَي </text:span><text:span text:style-name="T4">۰</text:span><text:span text:style-name="T1">لذِينَ لاَ يَعْقِلُونَؐ </text:span><text:span text:style-name="T2">(100)</text:span><text:span text:style-name="T1"> قُــلُ </text:span><text:span text:style-name="T4">۶</text:span><text:span text:style-name="T1">نظُرُواْ مَاذَا فِى </text:span><text:span text:style-name="T4">۱</text:span><text:span text:style-name="T1">لسَّمَـٰوَ؛تتتِ وَالاَرْضِ وَمَا تُغْنِى </text:span><text:span text:style-name="T4">۱</text:span><text:span text:style-name="T1">لاَيَـٰــتُ وَالنُّذُرُ عَن قَوْمٍ لاَّ يُومِنُونَؐ </text:span><text:span text:style-name="T2">(101)</text:span><text:span text:style-name="T1"> فَهَلْ يَنتَظِرُونَ إِلاَّ مِثْـلَ أَيَّامِ </text:span><text:span text:style-name="T4">۱</text:span><text:span text:style-name="T1">لذِيــنَ خَلَوْاْ مِــن قَبْلِهِمْؐ قُلْ فَانتَظِرُوٓاْؐ إِنِّى مَعَكُم مِّــنَ </text:span><text:span text:style-name="T4">۰</text:span><text:span text:style-name="T1">لْمُنتَظِرۣينَؐ </text:span><text:span text:style-name="T2">(102)</text:span><text:span text:style-name="T1"> ثُمَّ نُـنَجّىِ رُسُلَنَا وَالذِيــنَ ءَامَنُواْ كَذَ؛لِــكَؐ حَقّاٗ عَلَيْنَا نُنَجِّ </text:span><text:span text:style-name="T4">۱</text:span><text:span text:style-name="T1">لْمُومِنِينَؐ </text:span><text:span text:style-name="T2">(103)</text:span><text:span text:style-name="T1"> ® قُـلْ يَـٰٓأَيُّهَا </text:span><text:span text:style-name="T4">۰</text:span><text:span text:style-name="T1">لنَّاسُ إِن كُنتُمْ فِى شَكٍّ مِّن دِينِى فَلآَ أَعْبُدُ </text:span><text:span text:style-name="T4">۴</text:span><text:span text:style-name="T1">لذِيــنَ تَعْبُدُونَ مِن دُونِ </text:span><text:span text:style-name="T4">۱</text:span><text:span text:style-name="T1">للَّهِؐ وَچَكِــنَ اَعْبُدُ </text:span><text:span text:style-name="T4">۴</text:span><text:span text:style-name="T1">للَّهَ </text:span><text:span text:style-name="T4">۰ﻟ﮲</text:span><text:span text:style-name="T1"> يَتَوَفّۭيٰكُمْؐ وَٱُمِرْتتتُ أَنَ اَكُونَ مِــنَ </text:span><text:span text:style-name="T4">۰</text:span><text:span text:style-name="T1">لْمُومِنِينَ </text:span><text:span text:style-name="T2">(104)</text:span><text:span text:style-name="T1"> وَأَنَ اَقِمْ </text:span><text:soft-page-break/><text:span text:style-name="T1">وَجْهَــكَ لِلدِّيــنۣ حَنِيفاًؐ وَلاَ تَكُونَــنَّ مِـنَ </text:span><text:span text:style-name="T4">۰</text:span><text:span text:style-name="T1">لْمُشْرۣكِينَؐ </text:span><text:span text:style-name="T2">(105)</text:span><text:span text:style-name="T1"> وَلاَ تَدْعُ مِن دُونِ </text:span><text:span text:style-name="T4">۱</text:span><text:span text:style-name="T1">للَّهِ مَا لاَ يَنفَعُــكَ وَلاَ يَضُرُّكككَؐ فَإِن فَعَلْــتَ فَإِنَّــكَ إِذاً مِّــنَ </text:span><text:span text:style-name="T4">۰</text:span><text:span text:style-name="T1">لظَّـٰلِمِينَؐ </text:span><text:span text:style-name="T2">(106)</text:span><text:span text:style-name="T1"> وَإِنننْ يَّـمْسَسْــكَ </text:span><text:span text:style-name="T4">۰</text:span><text:span text:style-name="T1">للَّهُ بِضُرٍّ فَلاَ كَاشِفَ لَهُ; إِلاَّ هُوَؐ وَإِنْ يُّرۣدْكككَ بِخَيْرٍ فَلاَ رَآدَّ لِفَضْلِهِؐ” يُصِيبُ بِهِ” مَنْ يَّشَآءُ مِنْ عِبَادِهِؐ” وَهُوَ </text:span><text:span text:style-name="T4">۰</text:span><text:span text:style-name="T1">لْغَفُورُ </text:span><text:span text:style-name="T4">۴</text:span><text:span text:style-name="T1">لرَّحِيمُؐ </text:span><text:span text:style-name="T2">(107)</text:span><text:span text:style-name="T1"> قُلْ يَـٰٓأَيُّهَا </text:span><text:span text:style-name="T4">۰</text:span><text:span text:style-name="T1">لنَّاسسسُ قَدْ جَآءَكُمُ </text:span><text:span text:style-name="T4">۴</text:span><text:span text:style-name="T1">لْحَقُّ مِن رَّبِّكُمْؐ فَمَـنِ 'هْتَدۭيٰ فَإِنَّمَا يَهْتَدِى لِنَفْسِهِؐ” وَمَــن ضَــلَّ فَإِنَّمَا يَضِــلُّ عَلَيْهَاؐ وَمَآ أَنَا عَلَيْكُم بِوَكِيلٍؐ </text:span><text:span text:style-name="T2">(108)</text:span><text:span text:style-name="T1"> وَاتَّبِعْ مَا يُوحۭيٰٓ إِلَيْــكَ وَاصْبِرْ حَتَّــيٰ يَحْكُمَ </text:span><text:span text:style-name="T4">۰</text:span><text:span text:style-name="T1">للَّهُؐ وَهُوَ خَيْرُ </text:span><text:span text:style-name="T4">۴</text:span><text:span text:style-name="T1">لْحَـٰكِمِينَ </text:span><text:span text:style-name="T2">(109)</text:span><text:span text:style-name="T1"> </text:span><text:bookmark-end text:name="__DdeLink__51244_118052956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34:02.938145778</meta:creation-date>
    <dc:date>2025-02-27T21:35:59.572702613</dc:date>
    <meta:editing-duration>PT1M59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0" meta:paragraph-count="3" meta:word-count="1959" meta:character-count="10816" meta:non-whitespace-character-count="8859"/>
  </office:meta>
</office:document-meta>
</file>